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number-columns-repeated="4"/>
          <table:table-cell office:value-type="string" calcext:value-type="string">
            <text:p>Identifi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1">
          <table:table-cell table:formula="of:=[.A5]+IF([.B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]+IF([.B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]+IF([.B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]+IF([.B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]+IF([.B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]+IF([.B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]+IF([.B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]+IF([.B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]+IF([.B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]+IF([.B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3" calcext:value-type="float">
            <text:p>3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21:12:20.464466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0-17T21:13:17.875656852</dc:date>
    <dc:creator>Pascal lemaitre</dc:creator>
    <meta:editing-duration>PT10M9S</meta:editing-duration>
    <meta:editing-cycles>5</meta:editing-cycles>
    <meta:generator>LibreOffice/4.3.3.2$Linux_X86_64 LibreOffice_project/430m0$Build-2</meta:generator>
    <meta:document-statistic meta:table-count="1" meta:cell-count="1049" meta:object-count="0"/>
  </office:meta>
</office:document-meta>
</file>